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E8000002D516D4A4A44E7344D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Dummy annex</text:p>
      <text:p text:style-name="Preformatted_20_Text"/>
      <text:p text:style-name="Preformatted_20_Text"/>
      <text:p text:style-name="Preformatted_20_Text"/>
      <text:p text:style-name="Preformatted_20_Text"><draw:frame text:anchor-type="paragraph" draw:z-index="2" draw:name="Text Frame 1" draw:style-name="gr2" draw:text-style-name="P2" svg:width="3.58cm" svg:height="0.567cm" svg:x="2.166cm" svg:y="0.011cm"><draw:text-box><text:p>Lucien Dupont</text:p></draw:text-box></draw:frame></text:p>
      <text:p text:style-name="Preformatted_20_Text"><draw:line text:anchor-type="paragraph" draw:z-index="1" draw:name="Line 1" draw:style-name="gr1" draw:text-style-name="P1" svg:x1="2.595cm" svg:y1="1.949cm" svg:x2="3.736cm" svg:y2="0.236cm"><text:p/></draw:line></text:p>
      <text:p text:style-name="Preformatted_20_Text"><draw:frame text:anchor-type="paragraph" draw:z-index="4" draw:name="Text Frame 3" draw:style-name="gr2" draw:text-style-name="P2" svg:width="3.58cm" svg:height="0.567cm" svg:x="5.119cm" svg:y="0.157cm"><draw:text-box><text:p>Georges Dupont</text:p></draw:text-box></draw:frame><draw:frame text:anchor-type="paragraph" draw:z-index="3" draw:name="Text Frame 2" draw:style-name="gr2" draw:text-style-name="P2" svg:width="3.58cm" svg:height="0.567cm" svg:x="8.033cm" svg:y="0.517cm"><draw:text-box><text:p>Emile Marin</text:p></draw:text-box></draw:frame><draw:line text:anchor-type="paragraph" draw:z-index="5" draw:name="Line 2" draw:style-name="gr1" draw:text-style-name="P1" svg:x1="6.235cm" svg:y1="0.806cm" svg:x2="5.094cm" svg:y2="2.125cm"><text:p/></draw:line><draw:line text:anchor-type="paragraph" draw:z-index="6" draw:name="Line 3" draw:style-name="gr1" draw:text-style-name="P1" svg:x1="8.992cm" svg:y1="1.083cm" svg:x2="7.752cm" svg:y2="2.048cm"><text:p/></draw:line><draw:frame draw:style-name="fr1" draw:name="Image1" text:anchor-type="char" svg:x="0.485cm" svg:y="1.319cm" svg:width="8.467cm" svg:height="6.138cm" draw:z-index="0"><draw:image xlink:href="Pictures/10000000000003E8000002D516D4A4A44E7344D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23:06:35.204799220</dc:date>
    <meta:editing-duration>PT4M52S</meta:editing-duration>
    <meta:editing-cycles>2</meta:editing-cycles>
    <meta:generator>LibreOffice/7.4.2.3$MacOSX_X86_64 LibreOffice_project/382eef1f22670f7f4118c8c2dd222ec7ad009daf</meta:generator>
    <meta:document-statistic meta:table-count="0" meta:image-count="1" meta:object-count="0" meta:page-count="1" meta:paragraph-count="2" meta:word-count="2" meta:character-count="12" meta:non-whitespace-character-count="10"/>
  </office:meta>
</office:document-meta>
</file>